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PermissionCollection.add( Permission permi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PermissionCollec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ermissionCollection.implies( Permission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ermissionCollection.Configuration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ermissionCollec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Permission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figurationPermission.ConfigurationPermission( String name , String ac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Permission.implies( Permissio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ermissionCollection.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